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Noto Sans Devanagari1" svg:font-family="'Noto Sans Devanagari'"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Contents_20_1">
      <style:paragraph-properties>
        <style:tab-stops>
          <style:tab-stop style:position="6.9252in" style:type="right" style:leader-style="dotted" style:leader-text="."/>
        </style:tab-stops>
      </style:paragraph-properties>
    </style:style>
    <style:style style:name="P3" style:family="paragraph" style:parent-style-name="Subtitle">
      <style:text-properties officeooo:rsid="0019c165" officeooo:paragraph-rsid="0019c165"/>
    </style:style>
    <style:style style:name="P4" style:family="paragraph" style:parent-style-name="Text_20_body">
      <style:text-properties officeooo:paragraph-rsid="001bfa57"/>
    </style:style>
    <style:style style:name="P5" style:family="paragraph" style:parent-style-name="Text_20_body">
      <style:text-properties officeooo:paragraph-rsid="001fa314"/>
    </style:style>
    <style:style style:name="P6" style:family="paragraph" style:parent-style-name="Text_20_body">
      <style:text-properties officeooo:paragraph-rsid="0020f6cd"/>
    </style:style>
    <style:style style:name="P7" style:family="paragraph" style:parent-style-name="Text_20_body">
      <style:text-properties officeooo:paragraph-rsid="002206c6"/>
    </style:style>
    <style:style style:name="P8" style:family="paragraph" style:parent-style-name="Title">
      <style:text-properties officeooo:rsid="0019c165" officeooo:paragraph-rsid="0019c165"/>
    </style:style>
    <style:style style:name="P9" style:family="paragraph" style:parent-style-name="Contents_20_1">
      <style:paragraph-properties>
        <style:tab-stops>
          <style:tab-stop style:position="6.9252in" style:type="right" style:leader-style="dotted" style:leader-text="."/>
        </style:tab-stops>
      </style:paragraph-properties>
    </style:style>
    <style:style style:name="P10" style:family="paragraph" style:parent-style-name="Contents_20_2">
      <style:paragraph-properties>
        <style:tab-stops>
          <style:tab-stop style:position="6.7283in" style:type="right" style:leader-style="dotted" style:leader-text="."/>
        </style:tab-stops>
      </style:paragraph-properties>
    </style:style>
    <style:style style:name="P11" style:family="paragraph" style:parent-style-name="Contents_20_3">
      <style:paragraph-properties>
        <style:tab-stops>
          <style:tab-stop style:position="6.5319in" style:type="right" style:leader-style="dotted" style:leader-text="."/>
        </style:tab-stops>
      </style:paragraph-properties>
    </style:style>
    <style:style style:name="P12" style:family="paragraph" style:parent-style-name="Heading_20_1">
      <style:paragraph-properties fo:break-before="page"/>
      <style:text-properties officeooo:rsid="001bfa57" officeooo:paragraph-rsid="001bfa57"/>
    </style:style>
    <style:style style:name="P13" style:family="paragraph" style:parent-style-name="Heading_20_1">
      <style:paragraph-properties fo:break-before="page"/>
      <style:text-properties officeooo:rsid="001e5b90" officeooo:paragraph-rsid="001e5b90"/>
    </style:style>
    <style:style style:name="P14" style:family="paragraph" style:parent-style-name="Heading_20_1">
      <style:paragraph-properties fo:break-before="page"/>
      <style:text-properties officeooo:rsid="0020f6cd" officeooo:paragraph-rsid="0020f6cd"/>
    </style:style>
    <style:style style:name="P15" style:family="paragraph" style:parent-style-name="Heading_20_2">
      <style:text-properties officeooo:rsid="001fa314" officeooo:paragraph-rsid="001fa314"/>
    </style:style>
    <style:style style:name="P16" style:family="paragraph" style:parent-style-name="Heading_20_2">
      <style:text-properties officeooo:rsid="0020f6cd" officeooo:paragraph-rsid="0020f6cd"/>
    </style:style>
    <style:style style:name="P17" style:family="paragraph" style:parent-style-name="Heading_20_3">
      <style:text-properties officeooo:rsid="002206c6" officeooo:paragraph-rsid="002206c6"/>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Functioneel Ontwerp</text:p>
      <text:p text:style-name="P3">Dr. Doctor vs. Corona</text:p>
      <text:h text:style-name="P12" text:outline-level="1"><text:bookmark-start text:name="__RefHeading___Toc2046_4149588968"/>Inhoudsopgave<text:bookmark-end text:name="__RefHeading___Toc2046_4149588968"/></text:h>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9"><text:a xlink:type="simple" xlink:href="#__RefHeading___Toc2046_4149588968" text:style-name="Index_20_Link" text:visited-style-name="Index_20_Link">Inhoudsopgave<text:tab/>2</text:a></text:p>
          <text:p text:style-name="P9"><text:a xlink:type="simple" xlink:href="#__RefHeading___Toc2048_4149588968" text:style-name="Index_20_Link" text:visited-style-name="Index_20_Link">Inleiding<text:tab/>3</text:a></text:p>
          <text:p text:style-name="P10"><text:a xlink:type="simple" xlink:href="#__RefHeading___Toc91_2062760505" text:style-name="Index_20_Link" text:visited-style-name="Index_20_Link">Over dit document<text:tab/>3</text:a></text:p>
          <text:p text:style-name="P10"><text:a xlink:type="simple" xlink:href="#__RefHeading___Toc93_2062760505" text:style-name="Index_20_Link" text:visited-style-name="Index_20_Link">Over het project<text:tab/>3</text:a></text:p>
          <text:p text:style-name="P9"><text:a xlink:type="simple" xlink:href="#__RefHeading___Toc95_2062760505" text:style-name="Index_20_Link" text:visited-style-name="Index_20_Link">Actoren<text:tab/>4</text:a></text:p>
          <text:p text:style-name="P9"><text:a xlink:type="simple" xlink:href="#__RefHeading___Toc97_2062760505" text:style-name="Index_20_Link" text:visited-style-name="Index_20_Link">Functionele eisen en omschrijving<text:tab/>5</text:a></text:p>
          <text:p text:style-name="P10"><text:a xlink:type="simple" xlink:href="#__RefHeading___Toc99_2062760505" text:style-name="Index_20_Link" text:visited-style-name="Index_20_Link">Functie 1<text:tab/>5</text:a></text:p>
          <text:p text:style-name="P11"><text:a xlink:type="simple" xlink:href="#__RefHeading___Toc101_2062760505" text:style-name="Index_20_Link" text:visited-style-name="Index_20_Link">Usecasebeschrijving<text:tab/>5</text:a></text:p>
          <text:p text:style-name="P11"><text:a xlink:type="simple" xlink:href="#__RefHeading___Toc103_2062760505" text:style-name="Index_20_Link" text:visited-style-name="Index_20_Link">Wireframe<text:tab/>5</text:a></text:p>
        </text:index-body>
      </text:table-of-content>
      <text:p text:style-name="P4"/>
      <text:h text:style-name="P13" text:outline-level="1"><text:bookmark-start text:name="__RefHeading___Toc2048_4149588968"/>Inleiding<text:bookmark-end text:name="__RefHeading___Toc2048_4149588968"/></text:h>
      <text:h text:style-name="P15" text:outline-level="2"><text:bookmark-start text:name="__RefHeading___Toc91_2062760505"/>Over dit document<text:bookmark-end text:name="__RefHeading___Toc91_2062760505"/></text:h>
      <text:p text:style-name="P5">In dit document wordt een eerste uitwerking van de wensen en eisen van de opdrachtgever vastgelegd, zodat hiermee aan de opdrachtgever kan worden uitgelegd hoe het programma er uit komt te zien en basaal hoe de werking van het programma zal zijn.</text:p>
      <text:h text:style-name="P15" text:outline-level="2"><text:bookmark-start text:name="__RefHeading___Toc93_2062760505"/>Over het project<text:bookmark-end text:name="__RefHeading___Toc93_2062760505"/></text:h>
      <text:p text:style-name="P5"/>
      <text:h text:style-name="P14" text:outline-level="1"><text:bookmark-start text:name="__RefHeading___Toc95_2062760505"/>Actoren<text:bookmark-end text:name="__RefHeading___Toc95_2062760505"/></text:h>
      <text:p text:style-name="P6"/>
      <text:h text:style-name="P14" text:outline-level="1"><text:bookmark-start text:name="__RefHeading___Toc97_2062760505"/>Functionele eisen en omschrijving<text:bookmark-end text:name="__RefHeading___Toc97_2062760505"/></text:h>
      <text:h text:style-name="P16" text:outline-level="2"><text:bookmark-start text:name="__RefHeading___Toc99_2062760505"/>Functie 1<text:bookmark-end text:name="__RefHeading___Toc99_2062760505"/></text:h>
      <text:h text:style-name="P17" text:outline-level="3"><text:bookmark-start text:name="__RefHeading___Toc101_2062760505"/>Usecasebeschrijving<text:bookmark-end text:name="__RefHeading___Toc101_2062760505"/></text:h>
      <text:p text:style-name="P7"/>
      <text:h text:style-name="P17" text:outline-level="3"><text:bookmark-start text:name="__RefHeading___Toc103_2062760505"/>Wireframe<text:bookmark-end text:name="__RefHeading___Toc103_2062760505"/></text:h>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Noto Sans Devanagari1" svg:font-family="'Noto Sans Devanagari'"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en" fo:country="US" style:letter-kerning="true" style:font-name-asian="DejaVu Sans"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DejaVu Sans"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5</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09-22T14:08:34.177547856</meta:creation-date>
    <meta:generator>LibreOffice/7.0.0.3$Linux_X86_64 LibreOffice_project/00$Build-3</meta:generator>
    <dc:date>2020-10-17T16:56:40.183409493</dc:date>
    <meta:editing-duration>PT6M18S</meta:editing-duration>
    <meta:editing-cycles>10</meta:editing-cycles>
    <meta:document-statistic meta:table-count="0" meta:image-count="0" meta:object-count="0" meta:page-count="5" meta:paragraph-count="22" meta:word-count="92" meta:character-count="569" meta:non-whitespace-character-count="499"/>
  </office:meta>
</office:document-meta>
</file>